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1in" svg:height="7in" svg:x="0in" svg:y="12.5in">
            <draw:object draw:notify-on-update-of-ranges="Sheet1.A14:Sheet1.A23 Sheet1.D13:Sheet1.D13 Sheet1.D14:Sheet1.D23 Sheet1.E13:Sheet1.E13 Sheet1.E14:Sheet1.E2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1in" svg:height="7in" svg:x="0in" svg:y="5in">
            <draw:object draw:notify-on-update-of-ranges="Sheet1.A2:Sheet1.A11 Sheet1.C1:Sheet1.C1 Sheet1.C2:Sheet1.C11 Sheet1.D1:Sheet1.D1 Sheet1.D2:Sheet1.D1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1in" svg:height="7in" svg:x="8.0177in" svg:y="0in">
            <draw:object draw:notify-on-update-of-ranges="Sheet1.A13:Sheet1.A13 Sheet1.A14:Sheet1.A23 Sheet1.F13:Sheet1.F13 Sheet1.F14:Sheet1.F23 Sheet1.G13:Sheet1.G13 Sheet1.G14:Sheet1.G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Gaussian Elimination</text:p>
          </table:table-cell>
          <table:table-cell office:value-type="string" calcext:value-type="string">
            <text:p>Cholesky</text:p>
          </table:table-cell>
          <table:table-cell office:value-type="string" calcext:value-type="string">
            <text:p>Gaussian Elimination Scaled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53" calcext:value-type="float">
            <text:p>1053</text:p>
          </table:table-cell>
          <table:table-cell office:value-type="float" office:value="45" calcext:value-type="float">
            <text:p>45</text:p>
          </table:table-cell>
          <table:table-cell table:formula="of:=([.B2]/[.$E$2])" office:value-type="float" office:value="10.53" calcext:value-type="float">
            <text:p>10.5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07" calcext:value-type="float">
            <text:p>5907</text:p>
          </table:table-cell>
          <table:table-cell office:value-type="float" office:value="124" calcext:value-type="float">
            <text:p>124</text:p>
          </table:table-cell>
          <table:table-cell table:formula="of:=([.B3]/[.$E$2])" office:value-type="float" office:value="59.07" calcext:value-type="float">
            <text:p>59.07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904" calcext:value-type="float">
            <text:p>16904</text:p>
          </table:table-cell>
          <table:table-cell office:value-type="float" office:value="260" calcext:value-type="float">
            <text:p>260</text:p>
          </table:table-cell>
          <table:table-cell table:formula="of:=([.B4]/[.$E$2])" office:value-type="float" office:value="169.04" calcext:value-type="float">
            <text:p>169.0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216" calcext:value-type="float">
            <text:p>35216</text:p>
          </table:table-cell>
          <table:table-cell office:value-type="float" office:value="402" calcext:value-type="float">
            <text:p>402</text:p>
          </table:table-cell>
          <table:table-cell table:formula="of:=([.B5]/[.$E$2])" office:value-type="float" office:value="352.16" calcext:value-type="float">
            <text:p>352.16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4293" calcext:value-type="float">
            <text:p>64293</text:p>
          </table:table-cell>
          <table:table-cell office:value-type="float" office:value="586" calcext:value-type="float">
            <text:p>586</text:p>
          </table:table-cell>
          <table:table-cell table:formula="of:=([.B6]/[.$E$2])" office:value-type="float" office:value="642.93" calcext:value-type="float">
            <text:p>642.93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9116" calcext:value-type="float">
            <text:p>109116</text:p>
          </table:table-cell>
          <table:table-cell office:value-type="float" office:value="829" calcext:value-type="float">
            <text:p>829</text:p>
          </table:table-cell>
          <table:table-cell table:formula="of:=([.B7]/[.$E$2])" office:value-type="float" office:value="1091.16" calcext:value-type="float">
            <text:p>1091.16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0527" calcext:value-type="float">
            <text:p>170527</text:p>
          </table:table-cell>
          <table:table-cell office:value-type="float" office:value="1119" calcext:value-type="float">
            <text:p>1119</text:p>
          </table:table-cell>
          <table:table-cell table:formula="of:=([.B8]/[.$E$2])" office:value-type="float" office:value="1705.27" calcext:value-type="float">
            <text:p>1705.27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3926" calcext:value-type="float">
            <text:p>253926</text:p>
          </table:table-cell>
          <table:table-cell office:value-type="float" office:value="1446" calcext:value-type="float">
            <text:p>1446</text:p>
          </table:table-cell>
          <table:table-cell table:formula="of:=([.B9]/[.$E$2])" office:value-type="float" office:value="2539.26" calcext:value-type="float">
            <text:p>2539.26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59748" calcext:value-type="float">
            <text:p>359748</text:p>
          </table:table-cell>
          <table:table-cell office:value-type="float" office:value="1827" calcext:value-type="float">
            <text:p>1827</text:p>
          </table:table-cell>
          <table:table-cell table:formula="of:=([.B10]/[.$E$2])" office:value-type="float" office:value="3597.48" calcext:value-type="float">
            <text:p>3597.48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4162" calcext:value-type="float">
            <text:p>494162</text:p>
          </table:table-cell>
          <table:table-cell office:value-type="float" office:value="2273" calcext:value-type="float">
            <text:p>2273</text:p>
          </table:table-cell>
          <table:table-cell table:formula="of:=([.B11]/[.$E$2])" office:value-type="float" office:value="4941.62" calcext:value-type="float">
            <text:p>4941.6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Gaussian Elimination</text:p>
          </table:table-cell>
          <table:table-cell office:value-type="string" calcext:value-type="string">
            <text:p>Cholesky</text:p>
          </table:table-cell>
          <table:table-cell office:value-type="string" calcext:value-type="string">
            <text:p>Gaussian Elimination Smoothed</text:p>
          </table:table-cell>
          <table:table-cell office:value-type="string" calcext:value-type="string">
            <text:p>Cholesky Smoothed</text:p>
          </table:table-cell>
          <table:table-cell office:value-type="string" calcext:value-type="string">
            <text:p>Gaussian Elimination Smoothed</text:p>
          </table:table-cell>
          <table:table-cell office:value-type="string" calcext:value-type="string">
            <text:p>Cholesky Smoothe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53" calcext:value-type="float">
            <text:p>1053</text:p>
          </table:table-cell>
          <table:table-cell office:value-type="float" office:value="45" calcext:value-type="float">
            <text:p>45</text:p>
          </table:table-cell>
          <table:table-cell table:formula="of:=([.B14]/([.A14]*[.A14]))" office:value-type="float" office:value="0.4212" calcext:value-type="float">
            <text:p>0.4212</text:p>
          </table:table-cell>
          <table:table-cell table:formula="of:=([.C14]/[.A14])" office:value-type="float" office:value="0.9" calcext:value-type="float">
            <text:p>0.9</text:p>
          </table:table-cell>
          <table:table-cell table:formula="of:=([.B14]/([.A14]*[.A14]*[.A14]))" office:value-type="float" office:value="0.008424" calcext:value-type="float">
            <text:p>0.008424</text:p>
          </table:table-cell>
          <table:table-cell table:formula="of:=([.C14]/([.A14]*[.A14]))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907" calcext:value-type="float">
            <text:p>5907</text:p>
          </table:table-cell>
          <table:table-cell office:value-type="float" office:value="124" calcext:value-type="float">
            <text:p>124</text:p>
          </table:table-cell>
          <table:table-cell table:formula="of:=([.B15]/([.A15]*[.A15]))" office:value-type="float" office:value="0.5907" calcext:value-type="float">
            <text:p>0.5907</text:p>
          </table:table-cell>
          <table:table-cell table:formula="of:=([.C15]/[.A15])" office:value-type="float" office:value="1.24" calcext:value-type="float">
            <text:p>1.24</text:p>
          </table:table-cell>
          <table:table-cell table:formula="of:=([.B15]/([.A15]*[.A15]*[.A15]))" office:value-type="float" office:value="0.005907" calcext:value-type="float">
            <text:p>0.005907</text:p>
          </table:table-cell>
          <table:table-cell table:formula="of:=([.C15]/([.A15]*[.A15]))" office:value-type="float" office:value="0.0124" calcext:value-type="float">
            <text:p>0.012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904" calcext:value-type="float">
            <text:p>16904</text:p>
          </table:table-cell>
          <table:table-cell office:value-type="float" office:value="260" calcext:value-type="float">
            <text:p>260</text:p>
          </table:table-cell>
          <table:table-cell table:formula="of:=([.B16]/([.A16]*[.A16]))" office:value-type="float" office:value="0.751288888888889" calcext:value-type="float">
            <text:p>0.7512888889</text:p>
          </table:table-cell>
          <table:table-cell table:formula="of:=([.C16]/[.A16])" office:value-type="float" office:value="1.73333333333333" calcext:value-type="float">
            <text:p>1.7333333333</text:p>
          </table:table-cell>
          <table:table-cell table:formula="of:=([.B16]/([.A16]*[.A16]*[.A16]))" office:value-type="float" office:value="0.00500859259259259" calcext:value-type="float">
            <text:p>0.0050085926</text:p>
          </table:table-cell>
          <table:table-cell table:formula="of:=([.C16]/([.A16]*[.A16]))" office:value-type="float" office:value="0.0115555555555556" calcext:value-type="float">
            <text:p>0.011555555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5216" calcext:value-type="float">
            <text:p>35216</text:p>
          </table:table-cell>
          <table:table-cell office:value-type="float" office:value="402" calcext:value-type="float">
            <text:p>402</text:p>
          </table:table-cell>
          <table:table-cell table:formula="of:=([.B17]/([.A17]*[.A17]))" office:value-type="float" office:value="0.8804" calcext:value-type="float">
            <text:p>0.8804</text:p>
          </table:table-cell>
          <table:table-cell table:formula="of:=([.C17]/[.A17])" office:value-type="float" office:value="2.01" calcext:value-type="float">
            <text:p>2.01</text:p>
          </table:table-cell>
          <table:table-cell table:formula="of:=([.B17]/([.A17]*[.A17]*[.A17]))" office:value-type="float" office:value="0.004402" calcext:value-type="float">
            <text:p>0.004402</text:p>
          </table:table-cell>
          <table:table-cell table:formula="of:=([.C17]/([.A17]*[.A17]))" office:value-type="float" office:value="0.01005" calcext:value-type="float">
            <text:p>0.010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4293" calcext:value-type="float">
            <text:p>64293</text:p>
          </table:table-cell>
          <table:table-cell office:value-type="float" office:value="586" calcext:value-type="float">
            <text:p>586</text:p>
          </table:table-cell>
          <table:table-cell table:formula="of:=([.B18]/([.A18]*[.A18]))" office:value-type="float" office:value="1.028688" calcext:value-type="float">
            <text:p>1.028688</text:p>
          </table:table-cell>
          <table:table-cell table:formula="of:=([.C18]/[.A18])" office:value-type="float" office:value="2.344" calcext:value-type="float">
            <text:p>2.344</text:p>
          </table:table-cell>
          <table:table-cell table:formula="of:=([.B18]/([.A18]*[.A18]*[.A18]))" office:value-type="float" office:value="0.004114752" calcext:value-type="float">
            <text:p>0.004114752</text:p>
          </table:table-cell>
          <table:table-cell table:formula="of:=([.C18]/([.A18]*[.A18]))" office:value-type="float" office:value="0.009376" calcext:value-type="float">
            <text:p>0.00937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9116" calcext:value-type="float">
            <text:p>109116</text:p>
          </table:table-cell>
          <table:table-cell office:value-type="float" office:value="829" calcext:value-type="float">
            <text:p>829</text:p>
          </table:table-cell>
          <table:table-cell table:formula="of:=([.B19]/([.A19]*[.A19]))" office:value-type="float" office:value="1.2124" calcext:value-type="float">
            <text:p>1.2124</text:p>
          </table:table-cell>
          <table:table-cell table:formula="of:=([.C19]/[.A19])" office:value-type="float" office:value="2.76333333333333" calcext:value-type="float">
            <text:p>2.7633333333</text:p>
          </table:table-cell>
          <table:table-cell table:formula="of:=([.B19]/([.A19]*[.A19]*[.A19]))" office:value-type="float" office:value="0.00404133333333333" calcext:value-type="float">
            <text:p>0.0040413333</text:p>
          </table:table-cell>
          <table:table-cell table:formula="of:=([.C19]/([.A19]*[.A19]))" office:value-type="float" office:value="0.00921111111111111" calcext:value-type="float">
            <text:p>0.009211111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0527" calcext:value-type="float">
            <text:p>170527</text:p>
          </table:table-cell>
          <table:table-cell office:value-type="float" office:value="1119" calcext:value-type="float">
            <text:p>1119</text:p>
          </table:table-cell>
          <table:table-cell table:formula="of:=([.B20]/([.A20]*[.A20]))" office:value-type="float" office:value="1.39205714285714" calcext:value-type="float">
            <text:p>1.3920571429</text:p>
          </table:table-cell>
          <table:table-cell table:formula="of:=([.C20]/[.A20])" office:value-type="float" office:value="3.19714285714286" calcext:value-type="float">
            <text:p>3.1971428571</text:p>
          </table:table-cell>
          <table:table-cell table:formula="of:=([.B20]/([.A20]*[.A20]*[.A20]))" office:value-type="float" office:value="0.00397730612244898" calcext:value-type="float">
            <text:p>0.0039773061</text:p>
          </table:table-cell>
          <table:table-cell table:formula="of:=([.C20]/([.A20]*[.A20]))" office:value-type="float" office:value="0.00913469387755102" calcext:value-type="float">
            <text:p>0.00913469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3926" calcext:value-type="float">
            <text:p>253926</text:p>
          </table:table-cell>
          <table:table-cell office:value-type="float" office:value="1446" calcext:value-type="float">
            <text:p>1446</text:p>
          </table:table-cell>
          <table:table-cell table:formula="of:=([.B21]/([.A21]*[.A21]))" office:value-type="float" office:value="1.5870375" calcext:value-type="float">
            <text:p>1.5870375</text:p>
          </table:table-cell>
          <table:table-cell table:formula="of:=([.C21]/[.A21])" office:value-type="float" office:value="3.615" calcext:value-type="float">
            <text:p>3.615</text:p>
          </table:table-cell>
          <table:table-cell table:formula="of:=([.B21]/([.A21]*[.A21]*[.A21]))" office:value-type="float" office:value="0.00396759375" calcext:value-type="float">
            <text:p>0.0039675938</text:p>
          </table:table-cell>
          <table:table-cell table:formula="of:=([.C21]/([.A21]*[.A21]))" office:value-type="float" office:value="0.0090375" calcext:value-type="float">
            <text:p>0.009037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59748" calcext:value-type="float">
            <text:p>359748</text:p>
          </table:table-cell>
          <table:table-cell office:value-type="float" office:value="1827" calcext:value-type="float">
            <text:p>1827</text:p>
          </table:table-cell>
          <table:table-cell table:formula="of:=([.B22]/([.A22]*[.A22]))" office:value-type="float" office:value="1.77653333333333" calcext:value-type="float">
            <text:p>1.7765333333</text:p>
          </table:table-cell>
          <table:table-cell table:formula="of:=([.C22]/[.A22])" office:value-type="float" office:value="4.06" calcext:value-type="float">
            <text:p>4.06</text:p>
          </table:table-cell>
          <table:table-cell table:formula="of:=([.B22]/([.A22]*[.A22]*[.A22]))" office:value-type="float" office:value="0.00394785185185185" calcext:value-type="float">
            <text:p>0.0039478519</text:p>
          </table:table-cell>
          <table:table-cell table:formula="of:=([.C22]/([.A22]*[.A22]))" office:value-type="float" office:value="0.00902222222222222" calcext:value-type="float">
            <text:p>0.009022222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4162" calcext:value-type="float">
            <text:p>494162</text:p>
          </table:table-cell>
          <table:table-cell office:value-type="float" office:value="2273" calcext:value-type="float">
            <text:p>2273</text:p>
          </table:table-cell>
          <table:table-cell table:formula="of:=([.B23]/([.A23]*[.A23]))" office:value-type="float" office:value="1.976648" calcext:value-type="float">
            <text:p>1.976648</text:p>
          </table:table-cell>
          <table:table-cell table:formula="of:=([.C23]/[.A23])" office:value-type="float" office:value="4.546" calcext:value-type="float">
            <text:p>4.546</text:p>
          </table:table-cell>
          <table:table-cell table:formula="of:=([.B23]/([.A23]*[.A23]*[.A23]))" office:value-type="float" office:value="0.003953296" calcext:value-type="float">
            <text:p>0.003953296</text:p>
          </table:table-cell>
          <table:table-cell table:formula="of:=([.C23]/([.A23]*[.A23]))" office:value-type="float" office:value="0.009092" calcext:value-type="float">
            <text:p>0.0090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01:41:11.5513567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23:40:41.096550286</meta:creation-date>
    <dc:date>2016-03-31T02:09:01.117278410</dc:date>
    <meta:editing-duration>PT5M8S</meta:editing-duration>
    <meta:editing-cycles>2</meta:editing-cycles>
    <meta:generator>LibreOffice/4.2.8.2$Linux_X86_64 LibreOffice_project/420m0$Build-2</meta:generator>
    <meta:document-statistic meta:table-count="1" meta:cell-count="12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941cm" svg:height="17.781cm" xlink:href=".." xlink:type="simple" chart:class="chart:line" chart:style-name="ch1">
        <chart:legend chart:legend-position="end" svg:x="21.676cm" svg:y="8.342cm" style:legend-expansion="high" chart:style-name="ch2"/>
        <chart:plot-area chart:style-name="ch3" table:cell-range-address="Sheet1.A13:Sheet1.A23 Sheet1.F13:Sheet1.G23" chart:data-source-has-labels="both" svg:x="1.569cm" svg:y="0.355cm" svg:width="19.549cm" svg:height="16.09cm">
          <chartooo:coordinate-region svg:x="2.667cm" svg:y="0.554cm" svg:width="18.172cm" svg:height="15.244cm"/>
          <chart:axis chart:dimension="x" chart:name="primary-x" chart:style-name="ch4" chartooo:axis-type="auto">
            <chartooo:date-scale/>
            <chart:title svg:x="10.055cm" svg:y="16.8cm" chart:style-name="ch5">
              <text:p>Number of teams</text:p>
            </chart:title>
            <chart:categories table:cell-range-address="Sheet1.A14:Sheet1.A23"/>
          </chart:axis>
          <chart:axis chart:dimension="y" chart:name="primary-y" chart:style-name="ch4">
            <chart:title svg:x="0.451cm" svg:y="8.814cm" chart:style-name="ch6">
              <text:p>Ticks</text:p>
            </chart:title>
            <chart:grid chart:style-name="ch7" chart:class="major"/>
          </chart:axis>
          <chart:series chart:style-name="ch8" chart:values-cell-range-address="Sheet1.F14:Sheet1.F23" chart:label-cell-address="Sheet1.F13:Sheet1.F13" chart:class="chart:line">
            <chart:data-point chart:repeated="10"/>
          </chart:series>
          <chart:series chart:style-name="ch9" chart:values-cell-range-address="Sheet1.G14:Sheet1.G23" chart:label-cell-address="Sheet1.G13:Sheet1.G1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ussian Elimination Smoothed</text:p>
                <draw:g>
                  <svg:desc>Sheet1.F13:Sheet1.F13</svg:desc>
                </draw:g>
              </table:table-cell>
              <table:table-cell office:value-type="string">
                <text:p>Cholesky Smoothed</text:p>
                <draw:g>
                  <svg:desc>Sheet1.G13:Sheet1.G1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14:Sheet1.A23</svg:desc>
                </draw:g>
              </table:table-cell>
              <table:table-cell office:value-type="float" office:value="0.008424">
                <text:p>0.008424</text:p>
                <draw:g>
                  <svg:desc>Sheet1.F14:Sheet1.F23</svg:desc>
                </draw:g>
              </table:table-cell>
              <table:table-cell office:value-type="float" office:value="0.018">
                <text:p>0.018</text:p>
                <draw:g>
                  <svg:desc>Sheet1.G14:Sheet1.G2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5907">
                <text:p>0.005907</text:p>
              </table:table-cell>
              <table:table-cell office:value-type="float" office:value="0.0124">
                <text:p>0.012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500859259259259">
                <text:p>0.00500859259259259</text:p>
              </table:table-cell>
              <table:table-cell office:value-type="float" office:value="0.0115555555555556">
                <text:p>0.0115555555555556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4402">
                <text:p>0.004402</text:p>
              </table:table-cell>
              <table:table-cell office:value-type="float" office:value="0.01005">
                <text:p>0.0100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4114752">
                <text:p>0.004114752</text:p>
              </table:table-cell>
              <table:table-cell office:value-type="float" office:value="0.009376">
                <text:p>0.00937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404133333333333">
                <text:p>0.00404133333333333</text:p>
              </table:table-cell>
              <table:table-cell office:value-type="float" office:value="0.00921111111111111">
                <text:p>0.009211111111111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0397730612244898">
                <text:p>0.00397730612244898</text:p>
              </table:table-cell>
              <table:table-cell office:value-type="float" office:value="0.00913469387755102">
                <text:p>0.0091346938775510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396759375">
                <text:p>0.00396759375</text:p>
              </table:table-cell>
              <table:table-cell office:value-type="float" office:value="0.0090375">
                <text:p>0.009037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394785185185185">
                <text:p>0.00394785185185185</text:p>
              </table:table-cell>
              <table:table-cell office:value-type="float" office:value="0.00902222222222222">
                <text:p>0.0090222222222222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3953296">
                <text:p>0.003953296</text:p>
              </table:table-cell>
              <table:table-cell office:value-type="float" office:value="0.009092">
                <text:p>0.0090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941cm" svg:height="17.781cm" xlink:href=".." xlink:type="simple" chart:class="chart:line" chart:style-name="ch1">
        <chart:legend chart:legend-position="end" svg:x="21.676cm" svg:y="8.342cm" style:legend-expansion="high" chart:style-name="ch2"/>
        <chart:plot-area chart:style-name="ch3" table:cell-range-address="Sheet1.A14:Sheet1.A23 Sheet1.D13:Sheet1.E23" chart:data-source-has-labels="both" svg:x="1.569cm" svg:y="0.355cm" svg:width="19.549cm" svg:height="16.09cm">
          <chartooo:coordinate-region svg:x="2.296cm" svg:y="0.554cm" svg:width="18.542cm" svg:height="15.244cm"/>
          <chart:axis chart:dimension="x" chart:name="primary-x" chart:style-name="ch4" chartooo:axis-type="auto">
            <chartooo:date-scale/>
            <chart:title svg:x="10.055cm" svg:y="16.8cm" chart:style-name="ch5">
              <text:p>Number of teams</text:p>
            </chart:title>
            <chart:categories table:cell-range-address="Sheet1.A14:Sheet1.A23"/>
          </chart:axis>
          <chart:axis chart:dimension="y" chart:name="primary-y" chart:style-name="ch4">
            <chart:title svg:x="0.451cm" svg:y="8.814cm" chart:style-name="ch6">
              <text:p>Ticks</text:p>
            </chart:title>
            <chart:grid chart:style-name="ch7" chart:class="major"/>
          </chart:axis>
          <chart:series chart:style-name="ch8" chart:values-cell-range-address="Sheet1.D14:Sheet1.D23" chart:label-cell-address="Sheet1.D13:Sheet1.D13" chart:class="chart:line">
            <chart:data-point chart:repeated="10"/>
          </chart:series>
          <chart:series chart:style-name="ch9" chart:values-cell-range-address="Sheet1.E14:Sheet1.E23" chart:label-cell-address="Sheet1.E13:Sheet1.E13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ussian Elimination Smoothed</text:p>
                <draw:g>
                  <svg:desc>Sheet1.D13:Sheet1.D13</svg:desc>
                </draw:g>
              </table:table-cell>
              <table:table-cell office:value-type="string">
                <text:p>Cholesky Smoothed</text:p>
                <draw:g>
                  <svg:desc>Sheet1.E13:Sheet1.E1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14:Sheet1.A23</svg:desc>
                </draw:g>
              </table:table-cell>
              <table:table-cell office:value-type="float" office:value="0.4212">
                <text:p>0.4212</text:p>
                <draw:g>
                  <svg:desc>Sheet1.D14:Sheet1.D23</svg:desc>
                </draw:g>
              </table:table-cell>
              <table:table-cell office:value-type="float" office:value="0.9">
                <text:p>0.9</text:p>
                <draw:g>
                  <svg:desc>Sheet1.E14:Sheet1.E2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907">
                <text:p>0.59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51288888888889">
                <text:p>0.751288888888889</text:p>
              </table:table-cell>
              <table:table-cell office:value-type="float" office:value="1.73333333333333">
                <text:p>1.733333333333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804">
                <text:p>0.8804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028688">
                <text:p>1.028688</text:p>
              </table:table-cell>
              <table:table-cell office:value-type="float" office:value="2.344">
                <text:p>2.34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.2124">
                <text:p>1.2124</text:p>
              </table:table-cell>
              <table:table-cell office:value-type="float" office:value="2.76333333333333">
                <text:p>2.7633333333333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.39205714285714">
                <text:p>1.39205714285714</text:p>
              </table:table-cell>
              <table:table-cell office:value-type="float" office:value="3.19714285714286">
                <text:p>3.197142857142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.5870375">
                <text:p>1.5870375</text:p>
              </table:table-cell>
              <table:table-cell office:value-type="float" office:value="3.615">
                <text:p>3.61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.77653333333333">
                <text:p>1.77653333333333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976648">
                <text:p>1.976648</text:p>
              </table:table-cell>
              <table:table-cell office:value-type="float" office:value="4.546">
                <text:p>4.5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941cm" svg:height="17.781cm" xlink:href=".." xlink:type="simple" chart:class="chart:line" chart:style-name="ch1">
        <chart:legend chart:legend-position="end" svg:x="22.178cm" svg:y="8.342cm" style:legend-expansion="high" chart:style-name="ch2"/>
        <chart:plot-area chart:style-name="ch3" table:cell-range-address="Sheet1.A2:Sheet1.A11 Sheet1.C1:Sheet1.D11" chart:data-source-has-labels="both" svg:x="1.569cm" svg:y="0.355cm" svg:width="20.051cm" svg:height="16.09cm">
          <chartooo:coordinate-region svg:x="2.561cm" svg:y="0.555cm" svg:width="18.78cm" svg:height="15.243cm"/>
          <chart:axis chart:dimension="x" chart:name="primary-x" chart:style-name="ch4" chartooo:axis-type="auto">
            <chartooo:date-scale/>
            <chart:title svg:x="10.306cm" svg:y="16.8cm" chart:style-name="ch5">
              <text:p>Number of teams</text:p>
            </chart:title>
            <chart:categories table:cell-range-address="Sheet1.A2:Sheet1.A11"/>
          </chart:axis>
          <chart:axis chart:dimension="y" chart:name="primary-y" chart:style-name="ch4">
            <chart:title svg:x="0.451cm" svg:y="8.814cm" chart:style-name="ch6">
              <text:p>Ticks</text:p>
            </chart:title>
            <chart:grid chart:style-name="ch7" chart:class="major"/>
          </chart:axis>
          <chart:series chart:style-name="ch8" chart:values-cell-range-address="Sheet1.C2:Sheet1.C11" chart:label-cell-address="Sheet1.C1:Sheet1.C1" chart:class="chart:line">
            <chart:data-point chart:repeated="10"/>
          </chart:series>
          <chart:series chart:style-name="ch9" chart:values-cell-range-address="Sheet1.D2:Sheet1.D11" chart:label-cell-address="Sheet1.D1:Sheet1.D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olesky</text:p>
                <draw:g>
                  <svg:desc>Sheet1.C1:Sheet1.C1</svg:desc>
                </draw:g>
              </table:table-cell>
              <table:table-cell office:value-type="string">
                <text:p>Gaussian Elimination Scaled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heet1.A2:Sheet1.A11</svg:desc>
                </draw:g>
              </table:table-cell>
              <table:table-cell office:value-type="float" office:value="45">
                <text:p>45</text:p>
                <draw:g>
                  <svg:desc>Sheet1.C2:Sheet1.C11</svg:desc>
                </draw:g>
              </table:table-cell>
              <table:table-cell office:value-type="float" office:value="10.53">
                <text:p>10.53</text:p>
                <draw:g>
                  <svg:desc>Sheet1.D2:Sheet1.D1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24">
                <text:p>124</text:p>
              </table:table-cell>
              <table:table-cell office:value-type="float" office:value="59.07">
                <text:p>59.0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60">
                <text:p>260</text:p>
              </table:table-cell>
              <table:table-cell office:value-type="float" office:value="169.04">
                <text:p>169.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02">
                <text:p>402</text:p>
              </table:table-cell>
              <table:table-cell office:value-type="float" office:value="352.16">
                <text:p>352.1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86">
                <text:p>586</text:p>
              </table:table-cell>
              <table:table-cell office:value-type="float" office:value="642.93">
                <text:p>642.9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29">
                <text:p>829</text:p>
              </table:table-cell>
              <table:table-cell office:value-type="float" office:value="1091.16">
                <text:p>1091.1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119">
                <text:p>1119</text:p>
              </table:table-cell>
              <table:table-cell office:value-type="float" office:value="1705.27">
                <text:p>1705.2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446">
                <text:p>1446</text:p>
              </table:table-cell>
              <table:table-cell office:value-type="float" office:value="2539.26">
                <text:p>2539.2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1827">
                <text:p>1827</text:p>
              </table:table-cell>
              <table:table-cell office:value-type="float" office:value="3597.48">
                <text:p>3597.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273">
                <text:p>2273</text:p>
              </table:table-cell>
              <table:table-cell office:value-type="float" office:value="4941.62">
                <text:p>4941.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